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º Palpite</text:p>
          </table:table-cell>
          <table:table-cell office:value-type="string">
            <text:p>Vendedor</text:p>
          </table:table-cell>
          <table:table-cell office:value-type="string">
            <text:p>Concorrente</text:p>
          </table:table-cell>
          <table:table-cell office:value-type="string">
            <text:p>Sorteio</text:p>
          </table:table-cell>
          <table:table-cell office:value-type="string">
            <text:p>1ª Dezena</text:p>
          </table:table-cell>
          <table:table-cell office:value-type="string">
            <text:p>2ª Dezena</text:p>
          </table:table-cell>
          <table:table-cell office:value-type="string">
            <text:p>3ª Dezena</text:p>
          </table:table-cell>
          <table:table-cell office:value-type="string">
            <text:p>4ª Dezena</text:p>
          </table:table-cell>
          <table:table-cell office:value-type="string">
            <text:p>5ª Dezena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07">
            <text:p>107</text:p>
          </table:table-cell>
          <table:table-cell office:value-type="float" office:value="123">
            <text:p>123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8">
            <text:p>138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238">
            <text:p>23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09">
            <text:p>109</text:p>
          </table:table-cell>
          <table:table-cell office:value-type="float" office:value="129">
            <text:p>129</text:p>
          </table:table-cell>
          <table:table-cell office:value-type="float" office:value="238">
            <text:p>238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238">
            <text:p>238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13">
            <text:p>113</text:p>
          </table:table-cell>
          <table:table-cell office:value-type="float" office:value="133">
            <text:p>133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238">
            <text:p>23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float" office:value="134">
            <text:p>134</text:p>
          </table:table-cell>
          <table:table-cell office:value-type="float" office:value="238">
            <text:p>23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136">
            <text:p>136</text:p>
          </table:table-cell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19">
            <text:p>119</text:p>
          </table:table-cell>
          <table:table-cell office:value-type="float" office:value="137">
            <text:p>137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20">
            <text:p>120</text:p>
          </table:table-cell>
          <table:table-cell office:value-type="float" office:value="138">
            <text:p>138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139">
            <text:p>139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141">
            <text:p>141</text:p>
          </table:table-cell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238">
            <text:p>23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  <table:table-cell office:value-type="float" office:value="238">
            <text:p>23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float" office:value="149">
            <text:p>149</text:p>
          </table:table-cell>
          <table:table-cell office:value-type="float" office:value="238">
            <text:p>23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float" office:value="238">
            <text:p>23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34">
            <text:p>134</text:p>
          </table:table-cell>
          <table:table-cell office:value-type="float" office:value="151">
            <text:p>151</text:p>
          </table:table-cell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35">
            <text:p>135</text:p>
          </table:table-cell>
          <table:table-cell office:value-type="float" office:value="152">
            <text:p>152</text:p>
          </table:table-cell>
          <table:table-cell office:value-type="float" office:value="238">
            <text:p>23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  <table:table-cell office:value-type="float" office:value="153">
            <text:p>153</text:p>
          </table:table-cell>
          <table:table-cell office:value-type="float" office:value="238">
            <text:p>23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08">
            <text:p>108</text:p>
          </table:table-cell>
          <table:table-cell office:value-type="float" office:value="154">
            <text:p>154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111">
            <text:p>111</text:p>
          </table:table-cell>
          <table:table-cell office:value-type="float" office:value="157">
            <text:p>157</text:p>
          </table:table-cell>
          <table:table-cell office:value-type="float" office:value="238">
            <text:p>23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135">
            <text:p>135</text:p>
          </table:table-cell>
          <table:table-cell office:value-type="float" office:value="158">
            <text:p>158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159">
            <text:p>159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137">
            <text:p>137</text:p>
          </table:table-cell>
          <table:table-cell office:value-type="float" office:value="160">
            <text:p>160</text:p>
          </table:table-cell>
          <table:table-cell office:value-type="float" office:value="239">
            <text:p>23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